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January 17, 2023 (03: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Quoting <text:a xlink:type="simple" xlink:href="https://en.wikipedia.org/wiki/Unified_Modeling_Language" office:name=""><text:span text:style-name="Definition">wikipedia</text:span></text:a>,</text:p>
      <text:p text:style-name="P1">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 up questions:</text:p>
      <text:p text:style-name="P2">|===========================================|</text:p>
      <text:p text:style-name="P3">| <text:s text:c="16"/>Account <text:s text:c="18"/>|</text:p>
      <text:p text:style-name="P4">|-------------------------------------------|</text:p>
      <text:p text:style-name="P5">| - balance : decimal <text:s text:c="22"/>|</text:p>
      <text:p text:style-name="P6">|-------------------------------------------|</text:p>
      <text:p text:style-name="P7">| + GetBalance():decimal <text:s text:c="19"/>|</text:p>
      <text:p text:style-name="P8">| + DisplayBalance():void <text:s text:c="18"/>|</text:p>
      <text:p text:style-name="P9">| + AddFunds(amount:decimal):void <text:s text:c="10"/>|</text:p>
      <text:p text:style-name="P10">| + Withdraw(amount:decimal):void <text:s text:c="10"/>|</text:p>
      <text:p text:style-name="P11">|===========================================|</text:p>
      <text:list text:style-name="L1">
        <text:list-item>
          <text:p text:style-name="P12">What is the name of this class?</text:p>
        </text:list-item>
        <text:list-item>
          <text:p text:style-name="P12">How many attributes does this class have?</text:p>
        </text:list-item>
        <text:list-item>
          <text:p text:style-name="P12">What is the data type of <text:span text:style-name="NormalTok">balance</text:span>?</text:p>
        </text:list-item>
        <text:list-item>
          <text:p text:style-name="P12">How many methods does this class have?</text:p>
        </text:list-item>
        <text:list-item>
          <text:p text:style-name="P12">What is the significance of <text:span text:style-name="OperatorTok">+</text:span> and <text:span text:style-name="OperatorTok">-</text:span> in the diagram?</text:p>
        </text:list-item>
        <text:list-item>
          <text:p text:style-name="P12">You will notice that there are two similar methods: <text:span text:style-name="NormalTok">GetBalance</text:span> and <text:span text:style-name="NormalTok">DisplayBalance</text:span></text:p>
          <text:list text:style-name="L2">
            <text:list-item>
              <text:p text:style-name="P13">based on the name can you interpret the behavior of these methods?</text:p>
            </text:list-item>
            <text:list-item>
              <text:p text:style-name="P13">can you think of <text:span text:style-name="T1">why</text:span> we might need two such similar methods?</text:p>
            </text:list-item>
          </text:list>
        </text:list-item>
      </text:list>
      <text:h text:style-name="Heading_20_2" text:outline-level="2"><text:bookmark-start text:name="implementing-the-class"/>Implementing the class<text:bookmark-end text:name="implementing-the-class"/></text:h>
      <text:p text:style-name="First_20_paragraph">Class diagram provides a concise way to represent attributes and methods, but it does not explain the implementation of the methods.</text:p>
      <text:p text:style-name="Text_20_body">Knowing that:</text:p>
      <text:list text:style-name="L3">
        <text:list-item>
          <text:p text:style-name="P14"><text:span text:style-name="NormalTok">GetBalance</text:span> returns the current value of balance,</text:p>
        </text:list-item>
        <text:list-item>
          <text:p text:style-name="P14"><text:span text:style-name="NormalTok">DisplayBalance</text:span> displays the current balance at the screen formatted as currency,</text:p>
          <text:p text:style-name="P14">for example:</text:p>
          <text:p text:style-name="P15">Your current balance is $1,000,000.00 dollars!</text:p>
        </text:list-item>
        <text:list-item>
          <text:p text:style-name="P14"><text:span text:style-name="NormalTok">AddFunds</text:span> increments the current balance value by specified <text:span text:style-name="NormalTok">amount</text:span>, and</text:p>
        </text:list-item>
        <text:list-item>
          <text:p text:style-name="P14"><text:span text:style-name="NormalTok">Withdraw</text:span> reduces balance by specified <text:span text:style-name="NormalTok">amount</text:span>.</text:p>
        </text:list-item>
      </text:list>
      <text:p text:style-name="First_20_paragraph">implement your version of this class in C#. For completeness,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practice drawing your own diagram, on paper.</text:p>
      <text:list text:style-name="L4">
        <text:list-item>
          <text:p text:style-name="P16">Draw the UML class diagram of a <text:span text:style-name="NormalTok">Rectangle</text:span> class.</text:p>
        </text:list-item>
        <text:list-item>
          <text:p text:style-name="P16">It should have two attributes: <text:span text:style-name="NormalTok">width</text:span> and <text:span text:style-name="NormalTok">length</text:span> of type <text:span text:style-name="DataTypeTok">int</text:span></text:p>
        </text:list-item>
        <text:list-item>
          <text:p text:style-name="P16">It should have eight methods:</text:p>
          <text:list text:style-name="L5">
            <text:list-item>
              <text:p text:style-name="P17">two setters, two getters (i.e., one for each attribute)</text:p>
            </text:list-item>
            <text:list-item>
              <text:p text:style-name="P17"><text:span text:style-name="NormalTok">ComputeArea</text:span> method to compute the area of a precise rectangle</text:p>
            </text:list-item>
            <text:list-item>
              <text:p text:style-name="P17"><text:span text:style-name="NormalTok">ComputePerimeter</text:span> method to compute the perimeter of a precise rectangle</text:p>
            </text:list-item>
            <text:list-item>
              <text:p text:style-name="P17"><text:span text:style-name="NormalTok">Swap</text:span> method to swap the length and the width of a precise rectangle</text:p>
            </text:list-item>
            <text:list-item>
              <text:p text:style-name="P17"><text:span text:style-name="NormalTok">Multiply</text:span> method to multiply the length <text:span text:style-name="T1">and</text:span> width of a precise rectangle by an ratio given in argument as an integer (<text:span text:style-name="DataTypeTok">int</text:span>).</text:p>
            </text:list-item>
          </text:list>
        </text:list-item>
      </text:list>
      <text:p text:style-name="First_20_paragraph">You can check your answer, by referring back to the <text:span text:style-name="NormalTok">Rectangle</text:span><text:span text:style-name="OperatorTok">.</text:span><text:span text:style-name="FunctionTok">cs</text:span> file from the <text:a xlink:type="simple" xlink:href="labs/ClassDiagram/../Rectangle/Enriched_Rectangle.zip" office:name=""><text:span text:style-name="Definition">“Enriched Rectangle” project</text:span></text:a>. The UML diagram for this class is indicated, in comments, at the beginning of the file (but misses the <text:span text:style-name="NormalTok">Multiply</text:span> method).</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UML modelling concepts:</text:p>
      <text:list text:style-name="L6">
        <text:list-item>
          <text:p text:style-name="P18">Class diagrams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r, or structure diagram?</text:p>
        </text:list-item>
        <text:list-item>
          <text:p text:style-name="P18">Besides modelling attributes and methods, class diagrams can also represent relationships between classes. Have a look at <text:a xlink:type="simple" xlink:href="https://en.wikipedia.org/wiki/Class_diagram" office:name=""><text:span text:style-name="Definition">https://en.wikipedia.org/wiki/Class_diagram</text:span></text:a> for more examples of class diagrams and its uses.</text:p>
        </text:list-item>
        <text:list-item>
          <text:p text:style-name="P18">Activity Diagram is another type of UML diagram for representing program actions. You will occasionally see activity diagrams in the lecture notes. Have a look at <text:a xlink:type="simple" xlink:href="https://en.wikipedia.org/wiki/Activity_diagram" office:name=""><text:span text:style-name="Definition">https://en.wikipedia.org/wiki/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0Z</meta:creation-date>
    <dc:date>2023-01-17T20:24:40Z</dc:date>
    <meta:user-defined meta:name="date" meta:value-type="string">January  17, 2023 (03: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